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officeooo:rsid="0018de9b" officeooo:paragraph-rsid="00192cb6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18de9b" officeooo:paragraph-rsid="00192cb6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2pt" style:text-underline-style="none" fo:font-weight="normal" officeooo:rsid="001ba805" officeooo:paragraph-rsid="001ba805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1e4f07" officeooo:paragraph-rsid="001e4f07" style:font-size-asian="10.5pt" style:font-weight-asian="normal" style:font-size-complex="12pt" style:font-weight-complex="normal"/>
    </style:style>
    <style:style style:name="T1" style:family="text">
      <style:text-properties officeooo:rsid="001b6295"/>
    </style:style>
    <style:style style:name="T2" style:family="text">
      <style:text-properties officeooo:rsid="001d6372"/>
    </style:style>
    <style:style style:name="T3" style:family="text">
      <style:text-properties officeooo:rsid="001e4f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pport SAE2.1 Semaine <text:span text:style-name="T3">5 </text:span>:</text:p>
      <text:p text:style-name="P2"/>
      <text:p text:style-name="P1">Membres :</text:p>
      <text:p text:style-name="P1"><text:tab/>Yann Glady</text:p>
      <text:p text:style-name="P1"><text:tab/>Thomas Rott</text:p>
      <text:p text:style-name="P1"/>
      <text:p text:style-name="P1">Nous avons réussi à tout faire cependant. <text:span text:style-name="T1">Dans le Helper.java, nous avons rajouter </text:span><text:span text:style-name="T3">un ensemble de méthode pour le travail du type.</text:span></text:p>
      <text:p text:style-name="P3">Nous avons eu beaucoup de problème dans la compréhension de l’écriture des DCA et DCA. Nous avons fait selon notre r<text:span text:style-name="T3">e</text:span>présentation. <text:span text:style-name="T2">Pour la génération mais aussi celui du code.</text:span></text:p>
      <text:p text:style-name="P4">Nous avons mis les liens comme nous le pensons. Un visuel du rendu aurait bien.</text:p>
      <text:p text:style-name="P4">Mise à jour du DCA et DCC dans respectivement DCApumlFromJavaEnd et DCCpumlFromJavaEnd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31T16:04:14.438122226</dc:date>
    <meta:editing-duration>PT28M47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8" meta:word-count="89" meta:character-count="529" meta:non-whitespace-character-count="446"/>
  </office:meta>
</office:document-meta>
</file>